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B000003783532D0028C02EB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ver-title">
      <style:graphic-properties fo:min-height="2.007cm"/>
    </style:style>
    <style:style style:name="pr2" style:family="presentation" style:parent-style-name="cover-subtitle">
      <style:graphic-properties draw:fill-color="#ffffff" fo:min-height="10.035cm"/>
    </style:style>
    <style:style style:name="pr3" style:family="presentation" style:parent-style-name="cover-notes">
      <style:graphic-properties draw:fill-color="#ffffff" fo:min-height="11.179cm"/>
    </style:style>
    <style:style style:name="pr4" style:family="presentation" style:parent-style-name="default-title">
      <style:graphic-properties fo:min-height="2.007cm"/>
    </style:style>
    <style:style style:name="pr5" style:family="presentation" style:parent-style-name="default-outline1">
      <style:graphic-properties fo:min-height="10.035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ivider-title">
      <style:graphic-properties fo:min-height="2.007cm"/>
    </style:style>
    <style:style style:name="pr8" style:family="presentation" style:parent-style-name="divider-subtitle">
      <style:graphic-properties draw:fill-color="#ffffff" fo:min-height="13.484cm"/>
    </style:style>
    <style:style style:name="pr9" style:family="presentation" style:parent-style-name="divider-notes">
      <style:graphic-properties draw:fill-color="#ffffff" fo:min-height="11.179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2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▫">
        <style:list-level-properties text:space-before="0.3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2" text:bullet-char="▫">
        <style:list-level-properties text:space-before="1.5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3" text:bullet-char="▫">
        <style:list-level-properties text:space-before="2.8cm" text:min-label-width="0.8cm"/>
        <style:text-properties fo:font-family="OpenSymbol" style:font-style-name="Regular" style:font-charset="x-symbol" fo:color="#719d7d" fo:font-size="100%"/>
      </text:list-level-style-bullet>
      <text:list-level-style-bullet text:level="4" text:bullet-char="▫">
        <style:list-level-properties text:space-before="4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5" text:bullet-char="▫">
        <style:list-level-properties text:space-before="5.4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6" text:bullet-char="▫">
        <style:list-level-properties text:space-before="6.6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7" text:bullet-char="▫">
        <style:list-level-properties text:space-before="7.8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8" text:bullet-char="▫">
        <style:list-level-properties text:space-before="9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9" text:bullet-char="▫">
        <style:list-level-properties text:space-before="10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10" text:bullet-char="▫">
        <style:list-level-properties text:space-before="11.4cm" text:min-label-width="0.6cm"/>
        <style:text-properties fo:font-family="OpenSymbol" style:font-style-name="Regular" style:font-charset="x-symbol" fo:color="#719d7d" fo:font-size="100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3cm" svg:height="8.652cm" svg:x="0.5cm" svg:y="1cm" presentation:class="title">
          <draw:text-box>
            <text:p>BQueue</text:p>
          </draw:text-box>
        </draw:frame>
        <draw:frame presentation:style-name="pr2" draw:text-style-name="P2" draw:layer="layout" svg:width="13cm" svg:height="3.373cm" svg:x="0.5cm" svg:y="10.414cm" presentation:class="subtitle" presentation:user-transformed="true">
          <draw:text-box>
            <text:p>A Render Farm For Blender 3D</text:p>
          </draw:text-box>
        </draw:frame>
        <draw:frame draw:style-name="gr1" draw:text-style-name="P3" draw:layer="layout" svg:width="2.794cm" svg:height="3.632cm" svg:x="24.638cm" svg:y="0.762cm">
          <draw:image xlink:href="Pictures/10000201000002AB000003783532D0028C02EB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7cm" svg:x="1cm" svg:y="1cm" presentation:class="title">
          <draw:text-box>
            <text:p>Architecture</text:p>
          </draw:text-box>
        </draw:frame>
        <draw:frame presentation:style-name="pr5" draw:layer="layout" svg:width="26cm" svg:height="10.285cm" svg:x="1cm" svg:y="3.685cm" presentation:class="outline" presentation:placeholder="true">
          <draw:text-box/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ivider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18.05cm" svg:height="6.232cm" svg:x="1cm" svg:y="4.759cm" presentation:class="title">
          <draw:text-box>
            <text:p text:style-name="P1">Hello World</text:p>
          </draw:text-box>
        </draw:frame>
        <draw:frame presentation:style-name="pr8" draw:text-style-name="P2" draw:layer="layout" svg:width="6.934cm" svg:height="13.734cm" svg:x="20.066cm" svg:y="1.016cm" presentation:class="subtitle">
          <draw:text-box>
            <text:p>Cool</text:p>
          </draw:text-box>
        </draw:frame>
        <presentation:notes draw:style-name="dp2">
          <draw:page-thumbnail draw:style-name="gr2" draw:layer="layout" svg:width="16.932cm" svg:height="9.524cm" svg:x="1.058cm" svg:y="1.93cm" draw:page-number="3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257cm" svg:x="1cm" svg:y="1cm" presentation:class="title">
          <draw:text-box>
            <text:p text:style-name="P1">Hellow World</text:p>
          </draw:text-box>
        </draw:frame>
        <draw:frame presentation:style-name="pr5" draw:text-style-name="P1" draw:layer="layout" svg:width="26cm" svg:height="10.285cm" svg:x="1cm" svg:y="3.685cm" presentation:class="outline">
          <draw:text-box>
            <text:list text:style-name="L2">
              <text:list-item>
                <text:p>First point</text:p>
              </text:list-item>
              <text:list-item>
                <text:p>Second point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3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4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1-05-04T13:14:01.925577907</dc:date>
    <meta:editing-duration>PT2H47M36S</meta:editing-duration>
    <meta:editing-cycles>29</meta:editing-cycles>
    <meta:document-statistic meta:object-count="59"/>
  </office:meta>
</office:document-meta>
</file>